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paragraph-properties fo:text-align="center" style:justify-single-word="false"/>
      <style:text-properties fo:color="#800000" style:font-name="Liberation Serif1" fo:font-size="22pt" fo:font-weight="bold" style:font-size-asian="22pt" style:font-weight-asian="bold" style:font-size-complex="22pt" style:font-weight-complex="bold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6" style:family="paragraph" style:parent-style-name="Preformatted_20_Text" style:list-style-name="L4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1" fo:font-size="12pt" style:font-size-asian="10.5pt" style:font-size-complex="12pt"/>
    </style:style>
    <style:style style:name="P8" style:family="paragraph" style:parent-style-name="Preformatted_20_Text" style:list-style-name="L2">
      <style:text-properties style:font-name="Liberation Serif1" fo:font-size="12pt" style:font-size-asian="12pt" style:font-size-complex="12pt"/>
    </style:style>
    <style:style style:name="P9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10" style:family="paragraph" style:parent-style-name="Preformatted_20_Text" style:list-style-name="L6">
      <style:text-properties style:font-name="Liberation Serif1" fo:font-size="12pt" style:font-size-asian="12pt" style:font-size-complex="12pt"/>
    </style:style>
    <style:style style:name="P11" style:family="paragraph" style:parent-style-name="Preformatted_20_Text" style:list-style-name="L4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6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6">
      <style:paragraph-properties fo:text-align="center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Preformatted_20_Text" style:list-style-name="L6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17" style:family="paragraph" style:parent-style-name="Preformatted_20_Text">
      <style:text-properties style:font-name="Liberation Serif1" fo:font-size="11pt" style:font-size-asian="11pt" style:font-size-complex="11pt"/>
    </style:style>
    <style:style style:name="P18" style:family="paragraph" style:parent-style-name="Preformatted_20_Text" style:list-style-name="L2">
      <style:text-properties style:use-window-font-color="true" style:font-name="Liberation Serif1" fo:font-size="12pt" style:font-size-asian="12pt" style:font-size-complex="12pt"/>
    </style:style>
    <style:style style:name="P19" style:family="paragraph" style:parent-style-name="Preformatted_20_Text" style:list-style-name="L2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0" style:family="paragraph" style:parent-style-name="Preformatted_20_Text" style:list-style-name="L3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1" style:family="paragraph" style:parent-style-name="Preformatted_20_Text" style:list-style-name="L4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4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5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6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5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5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4"/>
    <style:style style:name="P29" style:family="paragraph" style:parent-style-name="Preformatted_20_Text" style:list-style-name="L4">
      <style:text-properties fo:font-weight="bold" style:font-weight-asian="bold" style:font-weight-complex="bold"/>
    </style:style>
    <style:style style:name="P30" style:family="paragraph" style:parent-style-name="Preformatted_20_Text" style:list-style-name="L5"/>
    <style:style style:name="P31" style:family="paragraph" style:parent-style-name="Preformatted_20_Text" style:list-style-name="L5">
      <style:text-properties style:text-underline-style="none"/>
    </style:style>
    <style:style style:name="P32" style:family="paragraph" style:parent-style-name="Preformatted_20_Text" style:list-style-name="L7"/>
    <style:style style:name="P33" style:family="paragraph" style:parent-style-name="Preformatted_20_Text">
      <style:paragraph-properties fo:text-align="center" style:justify-single-word="false"/>
      <style:text-properties fo:color="#800000" style:font-name="Liberation Serif1" fo:font-size="22pt" fo:font-weight="bold" style:font-size-asian="22pt" style:font-weight-asian="bold" style:font-size-complex="22pt" style:font-weight-complex="bold"/>
    </style:style>
    <style:style style:name="P34" style:family="paragraph" style:parent-style-name="Preformatted_20_Text" style:list-style-name="L8"/>
    <style:style style:name="P35" style:family="paragraph" style:parent-style-name="Preformatted_20_Text" style:list-style-name="L6">
      <style:paragraph-properties fo:margin-left="2.501cm" fo:margin-right="0cm" fo:text-indent="-0.635cm" style:auto-text-indent="false"/>
      <style:text-properties style:font-name="Liberation Serif1" fo:font-size="12pt" style:font-size-asian="12pt" style:font-size-complex="12pt"/>
    </style:style>
    <style:style style:name="P36" style:family="paragraph" style:parent-style-name="Preformatted_20_Text" style:list-style-name="L6">
      <style:paragraph-properties fo:margin-left="1.866cm" fo:margin-right="0cm" fo:text-indent="0cm" style:auto-text-indent="false"/>
      <style:text-properties style:font-name="Liberation Serif1" fo:font-size="12pt" style:font-size-asian="12pt" style:font-size-complex="12pt"/>
    </style:style>
    <style:style style:name="T1" style:family="text">
      <style:text-properties fo:color="#dc2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font-weight="bold" style:font-size-asian="12pt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background-color="#e6ff00" style:font-style-asian="normal" style:font-style-complex="normal"/>
    </style:style>
    <style:style style:name="T9" style:family="text">
      <style:text-properties style:use-window-font-color="true" fo:font-style="normal" style:font-size-asian="12pt" style:font-style-asian="normal" style:font-style-complex="normal"/>
    </style:style>
    <style:style style:name="T10" style:family="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4">Functions</text:p>
      <text:p text:style-name="P1"/>
      <text:list xml:id="list367933203" text:style-name="L6">
        <text:list-item>
          <text:p text:style-name="P15">Core</text:p>
          <text:list>
            <text:list-item>
              <text:p text:style-name="P10">dojo.<text:span text:style-name="T15">byId</text:span>("d2") </text:p>
            </text:list-item>
            <text:list-item>
              <text:p text:style-name="P10">dojo.<text:span text:style-name="T15">connect</text:span>( </text:p>
              <text:p text:style-name="P35">dojo.byId("s1"), //context object</text:p>
              <text:p text:style-name="P35">"onmouseover", //event </text:p>
              <text:p text:style-name="P35">null, //context </text:p>
              <text:p text:style-name="P35">function(evt) {console.log("mouseover event", evt);} // methid</text:p>
            </text:list-item>
          </text:list>
          <text:p text:style-name="P36">); </text:p>
          <text:list text:continue-numbering="true">
            <text:list-item>
              <text:p text:style-name="P10">type checking: <text:span text:style-name="T15">isString</text:span>, <text:span text:style-name="T15">isArray</text:span> , <text:span text:style-name="T15">isObject<text:line-break/></text:span></text:p>
            </text:list-item>
          </text:list>
        </text:list-item>
        <text:list-item>
          <text:p text:style-name="P15">String</text:p>
          <text:list>
            <text:list-item>
              <text:p text:style-name="P10">dojo.<text:span text:style-name="T15">trim</text:span>(s); <text:tab/>// removes whitespace</text:p>
            </text:list-item>
            <text:list-item>
              <text:p text:style-name="P10">dojo.string.<text:span text:style-name="T15">pad</text:span>("0", 5, "1");<text:tab/>//"11110" </text:p>
            </text:list-item>
            <text:list-item>
              <text:p text:style-name="P10">dojo.string.<text:span text:style-name="T15">substitute</text:span>("${0} and ${1} went up a hill.", ["Jack", "Jill"]); <text:line-break/> // Returns "Jack and Jill went up a hill." </text:p>
              <text:p text:style-name="P10"/>
            </text:list-item>
          </text:list>
        </text:list-item>
        <text:list-item>
          <text:p text:style-name="P15">Context</text:p>
          <text:list>
            <text:list-item>
              <text:p text:style-name="P12">dojo.<text:span text:style-name="T15">doc<text:tab/></text:span>//Returns Document </text:p>
            </text:list-item>
            <text:list-item>
              <text:p text:style-name="P12">dojo.<text:span text:style-name="T15">body<text:tab/></text:span>//Returns DomNode </text:p>
            </text:list-item>
            <text:list-item>
              <text:p text:style-name="P12">dojo.<text:span text:style-name="T15">setContext</text:span>(/*Object*/globalObject, /*Document*/globalDocument) </text:p>
            </text:list-item>
            <text:list-item>
              <text:p text:style-name="P25">Base also provides two functions that allow you to evaluate a function in the context of either a different dojo.global environment or a different dojo.doc than the one that currently exists .<text:line-break/>Can be used in iframe or other child window</text:p>
              <text:list>
                <text:list-item>
                  <text:p text:style-name="P12"><text:span text:style-name="T9">dojo.</text:span><text:span text:style-name="T7">withGlobal</text:span><text:span text:style-name="T9">(/*Object*/ globalObject, /*Function*/callback, /*Object*/ thisObject, /*Array*/ callbackArgs) </text:span></text:p>
                </text:list-item>
                <text:list-item>
                  <text:p text:style-name="P12"><text:span text:style-name="T9">dojo.</text:span><text:span text:style-name="T7">withDoc</text:span><text:span text:style-name="T9">(/*Object*/documentObject, /*Function*/ callback, /*Object*/thisObject, /*Array*/ callbackArgs) </text:span></text:p>
                </text:list-item>
              </text:list>
            </text:list-item>
          </text:list>
        </text:list-item>
        <text:list-item>
          <text:p text:style-name="P15">DOM</text:p>
          <text:list>
            <text:list-item>
              <text:p text:style-name="P12"><text:span text:style-name="T9">dojo.</text:span><text:span text:style-name="T7">isDescendant</text:span><text:span text:style-name="T9"> (DomNode , potentialAncestor)</text:span></text:p>
            </text:list-item>
            <text:list-item>
              <text:p text:style-name="P12"><text:span text:style-name="T9">dojo.</text:span><text:span text:style-name="T7">setSelectable</text:span><text:span text:style-name="T9">(node, /*Boolean*/selectable) <text:tab/>-&gt; set text selection true / false</text:span></text:p>
            </text:list-item>
            <text:list-item>
              <text:p text:style-name="P12"><text:span text:style-name="T9">dojo.</text:span><text:span text:style-name="T7">style</text:span><text:span text:style-name="T9">("foo", { height : "100px", width : "100px", border : "1px green" }); </text:span></text:p>
              <text:list>
                <text:list-item>
                  <text:p text:style-name="P12"><text:span text:style-name="T9">dojo.</text:span><text:span text:style-name="T7">has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add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remove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toggleClass</text:span><text:span text:style-name="T9">(node, classString) </text:span></text:p>
                </text:list-item>
              </text:list>
            </text:list-item>
            <text:list-item>
              <text:p text:style-name="P12"><text:span text:style-name="T9">dojo.</text:span><text:span text:style-name="T7">attr</text:span><text:span text:style-name="T9">(node, attrs, value) <text:tab/>-&gt; set attribute value</text:span></text:p>
              <text:list>
                <text:list-item>
                  <text:p text:style-name="P12"><text:span text:style-name="T9">dojo.</text:span><text:span text:style-name="T7">hasAttr</text:span><text:span text:style-name="T9">(node, name) </text:span></text:p>
                </text:list-item>
                <text:list-item>
                  <text:p text:style-name="P12"><text:span text:style-name="T9">dojo.</text:span><text:span text:style-name="T7">removeAttr</text:span><text:span text:style-name="T9">(node, name) </text:span></text:p>
                </text:list-item>
              </text:list>
            </text:list-item>
            <text:list-item>
              <text:p text:style-name="P14"><text:span text:style-name="T9">dojo.</text:span><text:span text:style-name="T7">place</text:span><text:span text:style-name="T9">(node, refNode, position) - placing nodesin lieu of refNode at position: "before", "after", "first", and "last" </text:span></text:p>
            </text:list-item>
          </text:list>
        </text:list-item>
      </text:list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2"><text:soft-page-break/>Concepts</text:p>
      <text:p text:style-name="P2"/>
      <text:list xml:id="list1613996763" text:style-name="L1">
        <text:list-item>
          <text:p text:style-name="P5">Base: <text:span text:style-name="T16">AJAX utilities, inheritance , CSS querying</text:span></text:p>
          <text:list>
            <text:list-item>
              <text:p text:style-name="P5">Core: <text:span text:style-name="T16">parsing widgets, animation, drag-and-drop, back-button cookies </text:span></text:p>
            </text:list-item>
            <text:list-item>
              <text:p text:style-name="P5">Dijit : <text:span text:style-name="T16">widgets library</text:span></text:p>
            </text:list-item>
            <text:list-item>
              <text:p text:style-name="P5">DojoX : <text:span text:style-name="T16">fututre widgets</text:span></text:p>
            </text:list-item>
            <text:list-item>
              <text:p text:style-name="P5">Util : <text:span text:style-name="T16">unit-testing framework </text:span></text:p>
            </text:list-item>
          </text:list>
        </text:list-item>
        <text:list-item>
          <text:p text:style-name="P5">resources<text:span text:style-name="T16"> : reusable chunks of code</text:span></text:p>
        </text:list-item>
        <text:list-item>
          <text:p text:style-name="P7"><text:span text:style-name="T15">modules: </text:span><text:span text:style-name="T16">collections of related resources are grouped into.</text:span></text:p>
        </text:list-item>
      </text:list>
      <text:p text:style-name="P1"/>
      <text:p text:style-name="P2">Array</text:p>
      <text:p text:style-name="P1"/>
      <text:list xml:id="list953669973" text:style-name="L2">
        <text:list-item>
          <text:p text:style-name="P8">dojo.<text:span text:style-name="T15">indexOf</text:span>(array, value) </text:p>
        </text:list-item>
        <text:list-item>
          <text:p text:style-name="P8">to check if every element meets condition<text:line-break/> dojo.<text:span text:style-name="T15">every</text:span>([2,4,6], function (x) { return x % 2 == 0 }); //true </text:p>
        </text:list-item>
        <text:list-item>
          <text:p text:style-name="P8">iterating over each element</text:p>
          <text:list>
            <text:list-header>
              <text:p text:style-name="P8">dojo.<text:span text:style-name="T15">forEach</text:span>( [1,2,3], function(x) { console.log(x); } ); </text:p>
            </text:list-header>
          </text:list>
        </text:list-item>
        <text:list-item>
          <text:p text:style-name="P8"><text:span text:style-name="T1">Gotcha</text:span><text:span text:style-name="T2"><text:line-break/>var nodes = getSomeNodes( ); <text:line-break/>for(var x=0; x&lt;nodes.length; x++){ </text:span></text:p>
          <text:list>
            <text:list-header>
              <text:p text:style-name="P18">nodes[x].onclick = function( ){ </text:p>
              <text:p text:style-name="P18">console.debug("clicked:", x); </text:p>
              <text:p text:style-name="P18">} </text:p>
            </text:list-header>
          </text:list>
          <text:p text:style-name="P18">} </text:p>
          <text:p text:style-name="P8"><text:span text:style-name="T3">Since the enclosure is over the lexical variable x and not the value of x, all calls get the last value</text:span><text:span text:style-name="T2">. </text:span><text:span text:style-name="T4">foreach</text:span><text:span text:style-name="T3"> </text:span><text:span text:style-name="T5">creates a lexical scope of its own.<text:line-break/>var nodes = getSomeNodes( ); </text:span></text:p>
          <text:list text:continue-numbering="true">
            <text:list-header>
              <text:p text:style-name="P19">var idx = 0; </text:p>
              <text:p text:style-name="P8"><text:span text:style-name="T5">dojo.forEach(nodes, </text:span><text:span text:style-name="T3">function(node, idx)</text:span><text:span text:style-name="T5">{ </text:span></text:p>
              <text:list>
                <text:list-header>
                  <text:p text:style-name="P19">node.onclick = function( ){ console.debug("clicked:", idx); } </text:p>
                </text:list-header>
              </text:list>
              <text:p text:style-name="P19">}); </text:p>
            </text:list-header>
          </text:list>
        </text:list-item>
        <text:list-item>
          <text:p text:style-name="P8"><text:span text:style-name="T5">dojo.</text:span><text:span text:style-name="T6">filter</text:span><text:span text:style-name="T5">([2,3,4], function(x) { </text:span></text:p>
          <text:list>
            <text:list-header>
              <text:p text:style-name="P19">return x % 2 == 0 </text:p>
            </text:list-header>
          </text:list>
          <text:p text:style-name="P19">}); //returns [2,4] </text:p>
        </text:list-item>
      </text:list>
      <text:p text:style-name="P3"/>
      <text:p text:style-name="P2">Modules</text:p>
      <text:p text:style-name="P1"/>
      <text:list xml:id="list1202988499" text:style-name="L3">
        <text:list-item>
          <text:p text:style-name="P9"><text:span text:style-name="T5">Include </text:span><text:span text:style-name="T6">dojo.provide</text:span><text:span text:style-name="T5"> statement as the first line of a file that you want to make available for a </text:span><text:span text:style-name="T6">dojo.require</text:span><text:span text:style-name="T5"> statement to pull into a page. </text:span></text:p>
        </text:list-item>
        <text:list-item>
          <text:p text:style-name="P9"><text:span text:style-name="T6">dojo.require</text:span><text:span text:style-name="T5"> does at least one round trip call to the server if the resource is not already loaded . It also acts as:</text:span></text:p>
          <text:list>
            <text:list-item>
              <text:p text:style-name="P20">a placeholder like a SCRIPT tag</text:p>
            </text:list-item>
            <text:list-item>
              <text:p text:style-name="P20">takes care of mapping a module to a particular location on disk</text:p>
            </text:list-item>
            <text:list-item>
              <text:p text:style-name="P20">fetching the code</text:p>
            </text:list-item>
            <text:list-item>
              <text:p text:style-name="P9"><text:span text:style-name="T5">caching modules and resources that have previously been </text:span><text:span text:style-name="T8">dojo.required</text:span><text:span text:style-name="T5">. </text:span></text:p>
            </text:list-item>
          </text:list>
        </text:list-item>
        <text:list-item>
          <text:p text:style-name="P9"><text:span text:style-name="T6">dojo.setObject: </text:span><text:span text:style-name="T5">This function accepts two arguments. The first argument is an object </text:span><text:span text:style-name="T5">hierarchy that will be </text:span><text:span text:style-name="T3">automatically created</text:span><text:span text:style-name="T5">, and the second is value assigned.<text:line-break/> <text:tab/>dojo.setObject("foo.bar.baz.qux", 1); <text:s text:c="2"/>// var foo = {bar : {baz : {qux : 1}}} </text:span></text:p>
        </text:list-item>
        <text:list-item>
          <text:p text:style-name="P9"><text:span text:style-name="T5">dojo.</text:span><text:span text:style-name="T6">registerModulePath</text:span><text:span text:style-name="T5"> associates a top-level namespace, its first parameter, to a physical </text:span><text:soft-page-break/><text:span text:style-name="T5">directory that is relative to baseUrl, its second parameter. <text:line-break/><text:tab/>dojo.registerModulePath("dtdg", "./dtdg") </text:span></text:p>
        </text:list-item>
      </text:list>
      <text:p text:style-name="P3"/>
      <text:p text:style-name="P3"/>
      <text:p text:style-name="P2">Object Utilities</text:p>
      <text:p text:style-name="P1"/>
      <text:list xml:id="list1166586644" text:style-name="L4">
        <text:list-item>
          <text:p text:style-name="P29"><text:span text:style-name="T10">Mixins: </text:span><text:span text:style-name="T12">dojo.</text:span><text:span text:style-name="T10">mixin</text:span><text:span text:style-name="T12">(/*Object*/ o, /*Object*/ o, ...) //Returns Object <text:line-break/>provides an indeterminate number of objects, where first object gets the other objects mixed into it .</text:span></text:p>
        </text:list-item>
        <text:list-item>
          <text:p text:style-name="P29"><text:span text:style-name="T10">Extend: </text:span><text:span text:style-name="T12">works just like mixin except that it adds all properties and methods of the mixins to a constructor function’s prototype so that all future instances created with the constructor will automatically include these new properties and methods .<text:line-break/><text:line-break/>Mixin produces a single object instance that is the result of mixing in additional objects while extend actually modifies a function’s prototype. </text:span></text:p>
        </text:list-item>
        <text:list-item>
          <text:p text:style-name="P21">Copy: </text:p>
          <text:list>
            <text:list-item>
              <text:p text:style-name="P23">Shallow copy: foo1 = {}; foo2 = foo1;</text:p>
            </text:list-item>
            <text:list-item>
              <text:p text:style-name="P11"><text:span text:style-name="T5">Deep copy : <text:s/>foo2 = dojo.</text:span><text:span text:style-name="T6">clone</text:span><text:span text:style-name="T5">(foo1) </text:span></text:p>
            </text:list-item>
          </text:list>
        </text:list-item>
        <text:list-item>
          <text:p text:style-name="P6">Context</text:p>
          <text:list>
            <text:list-item>
              <text:p text:style-name="P28"><text:span text:style-name="T11">Partial</text:span><text:span text:style-name="T12">: partial function allows you to partially apply parameters to a function as they become available and perform final execution of the function at a later time.</text:span></text:p>
            </text:list-item>
            <text:list-item>
              <text:p text:style-name="P28"><text:span text:style-name="T11">Curry</text:span><text:span text:style-name="T12"> function works like partial. It allows assigning arguments one at a time. Once all arguments are assigned, it auto executes them. </text:span></text:p>
            </text:list-item>
            <text:list-item>
              <text:p text:style-name="P28"><text:span text:style-name="T11">Hitch</text:span><text:span text:style-name="T12">: It allows you partially apply parameters to a function, but it also permanently binds (or hitch) a function to a specific execution context, regardless of , whatever the final execution context becomes <text:line-break/>dojo.hitch(/*Object*/ scope, /*Function||String*/ method /*, arg1, ... , argN*/) </text:span></text:p>
            </text:list-item>
          </text:list>
        </text:list-item>
        <text:list-item>
          <text:p text:style-name="P29"><text:span text:style-name="T10">Delegation </text:span><text:span text:style-name="T12">is a programming pattern that entails one object relying on another object to perform an action, instead of implementing that action itself . <text:line-break/>As a runtime feature, delegation relies on dynamic binding as a language feature .<text:line-break/><text:tab/>dojo.</text:span><text:span text:style-name="T10">delegate</text:span><text:span text:style-name="T12">(/*Object*/delegate, properties) //Returns Object </text:span></text:p>
        </text:list-item>
      </text:list>
      <text:p text:style-name="P22"/>
      <text:p text:style-name="P2">Cookies</text:p>
      <text:p text:style-name="P1"/>
      <text:list xml:id="list686030838" text:style-name="L5">
        <text:list-item>
          <text:p text:style-name="P30"><text:span text:style-name="T12">dojo.cookie.</text:span><text:span text:style-name="T11">isSupported</text:span><text:span text:style-name="T12">() </text:span></text:p>
        </text:list-item>
        <text:list-item>
          <text:p text:style-name="P30"><text:span text:style-name="T12">dojo.</text:span><text:span text:style-name="T11">cookie</text:span><text:span text:style-name="T12">(name, value, /*Object?*/properties) </text:span></text:p>
          <text:list>
            <text:list-item>
              <text:p text:style-name="P24">if only name is specified, it returns cookie value</text:p>
            </text:list-item>
            <text:list-item>
              <text:p text:style-name="P24">if name, value are specified, cookie is assigned value</text:p>
            </text:list-item>
            <text:list-item>
              <text:p text:style-name="P26">properties:</text:p>
              <text:list>
                <text:list-item>
                  <text:p text:style-name="P27">expires (Date|String|Number) </text:p>
                  <text:list>
                    <text:list-item>
                      <text:p text:style-name="P31"><text:span text:style-name="T12">If </text:span><text:span text:style-name="T14">number</text:span><text:span text:style-name="T12">, it indicates the days from today at which the cookie expires;</text:span></text:p>
                    </text:list-item>
                    <text:list-item>
                      <text:p text:style-name="P31"><text:span text:style-name="T12">if </text:span><text:span text:style-name="T14">date</text:span><text:span text:style-name="T12">, it provides the date after which cookie expires . If date is passed, cookie deletes</text:span></text:p>
                    </text:list-item>
                  </text:list>
                </text:list-item>
                <text:list-item>
                  <text:p text:style-name="P27">path (String) - The path to use for the cookie. </text:p>
                </text:list-item>
                <text:list-item>
                  <text:p text:style-name="P27">domain (String) - The domain to use for the cookie. </text:p>
                </text:list-item>
                <text:list-item>
                  <text:p text:style-name="P27">secure (Boolean) - Whether to send the cookie only on secure connections. </text:p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"><text:soft-page-break/>Back button</text:p>
      <text:p text:style-name="P1"/>
      <text:list xml:id="list847662732" text:style-name="L7">
        <text:list-item>
          <text:p text:style-name="P32"><text:span text:style-name="T12">dojo.</text:span><text:span text:style-name="T11">init</text:span><text:span text:style-name="T12">() <text:s/>- needs to be called from BODY coz of IE.</text:span></text:p>
        </text:list-item>
        <text:list-item>
          <text:p text:style-name="P32"><text:span text:style-name="T12">dojo.</text:span><text:span text:style-name="T11">setInitialState(</text:span><text:span text:style-name="T12">/*Object*/args</text:span><text:span text:style-name="T11">) </text:span><text:span text:style-name="T12"><text:s/>Used to define the callback function that should be executed when the page returns to its “first” state.</text:span></text:p>
        </text:list-item>
        <text:list-item>
          <text:p text:style-name="P32"><text:span text:style-name="T12">dojo.</text:span><text:span text:style-name="T11">addToHistory</text:span><text:span text:style-name="T12">(/*Object*/args) <text:line-break/></text:span><text:span text:style-name="T13">args:</text:span></text:p>
          <text:list>
            <text:list-item>
              <text:p text:style-name="P32"><text:span text:style-name="T12">back(Function) - callback function to execute when the state is entered via the Back button being pressed.</text:span></text:p>
            </text:list-item>
            <text:list-item>
              <text:p text:style-name="P32"><text:span text:style-name="T12">forward(Function) - callback function to execute when the state is entered via the Forward button being pressed</text:span></text:p>
            </text:list-item>
            <text:list-item>
              <text:p text:style-name="P32"><text:span text:style-name="T12">changeUrl(Boolean | String) - If true, a random identifier is inserted into the URL and used internally for tracking purposes. If a String is provided, the string is inserted into the URL and used for the same purpose with the nicety that it also provides convenient bookmarking</text:span></text:p>
              <text:p text:style-name="P32"><text:span text:style-name="T12"/></text:p>
            </text:list-item>
          </text:list>
        </text:list-item>
      </text:list>
      <text:p text:style-name="P2">Event</text:p>
      <text:p text:style-name="P1"/>
      <text:list xml:id="list927302860" text:style-name="L8">
        <text:list-item>
          <text:p text:style-name="P34"><text:span text:style-name="T12">dojo.</text:span><text:span text:style-name="T11">fixEvent</text:span><text:span text:style-name="T12">(DOMEvent,DOMNode) - binding event on node</text:span></text:p>
        </text:list-item>
        <text:list-item>
          <text:p text:style-name="P34"><text:span text:style-name="T12">Use dojo.</text:span><text:span text:style-name="T11">connect</text:span><text:span text:style-name="T12"> to chain together a series of events. Each call to dojo.connect returns a handle that you should keep and explicitly pass to dojo.</text:span><text:span text:style-name="T11">disconnect </text:span><text:span text:style-name="T12">whenever you are ready to dispose of the connection.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8:12:46</dc:date>
    <dc:creator>Nitin Nayal</dc:creator>
    <meta:generator>LibreOffice/3.5$Linux_X86_64 LibreOffice_project/350m1$Build-2</meta:generator>
    <meta:editing-duration>PT8H13M7S</meta:editing-duration>
    <meta:editing-cycles>52</meta:editing-cycles>
    <meta:document-statistic meta:table-count="0" meta:image-count="0" meta:object-count="0" meta:page-count="4" meta:paragraph-count="101" meta:word-count="1026" meta:character-count="817" meta:non-whitespace-character-count="5877"/>
  </office:meta>
</office:document-meta>
</file>